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3.475cm" fo:min-width="14.33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9.491cm" fo:min-width="11.464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1.757cm" fo:min-width="12.709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3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15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16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nner and Results Storage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4.127cm" svg:x="2.905cm" svg:y="6.08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222cm 7.15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9cm" svg:y1="7.583cm" svg:x2="8.302cm" svg:y2="8.588cm" draw:start-shape="id1" draw:start-glue-point="1" draw:end-shape="id2" svg:d="M7190 7583l1112 1005" svg:viewBox="0 0 1113 1006">
          <text:p/>
        </draw:connector>
        <draw:custom-shape draw:style-name="gr5" draw:text-style-name="P5" xml:id="id3" draw:id="id3" draw:layer="layout" svg:width="4.762cm" svg:height="0.793cm" svg:x="13.065cm" svg:y="7.19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302cm 8.18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7cm" svg:y1="8.613cm" svg:x2="13.065cm" svg:y2="7.588cm" draw:start-shape="id2" draw:end-shape="id3" svg:d="M12270 8613l795-1025" svg:viewBox="0 0 796 1026">
          <text:p/>
        </draw:connector>
        <draw:connector draw:style-name="gr4" draw:text-style-name="P4" draw:layer="layout" draw:type="line" svg:x1="5.524cm" svg:y1="9.593cm" svg:x2="8.62cm" svg:y2="13.432cm" draw:start-shape="id4" draw:start-glue-point="2" draw:end-shape="id5" svg:d="M5524 9593l3096 3839" svg:viewBox="0 0 3097 3840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93cm" svg:x2="3.619cm" svg:y2="15.776cm" draw:start-shape="id4" draw:start-glue-point="2" draw:end-shape="id6" draw:end-glue-point="0" svg:d="M5524 9593l-1905 6183" svg:viewBox="0 0 1906 6184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5.524cm" svg:y1="9.593cm" svg:x2="8.62cm" svg:y2="14.86cm" draw:start-shape="id4" draw:start-glue-point="2" draw:end-shape="id7" draw:end-glue-point="3" svg:d="M5524 9593l3096 5267" svg:viewBox="0 0 3097 5268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54cm 8.77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206cm" svg:y1="7.972cm" svg:x2="5.524cm" svg:y2="8.79cm" draw:start-shape="id1" draw:start-glue-point="2" draw:end-shape="id4" svg:d="M5206 7972l318 818" svg:viewBox="0 0 319 819">
          <text:p/>
        </draw:connector>
        <draw:connector draw:style-name="gr4" draw:text-style-name="P4" draw:layer="layout" draw:type="line" svg:x1="7.19cm" svg:y1="7.583cm" svg:x2="13.065cm" svg:y2="7.588cm" draw:start-shape="id1" draw:start-glue-point="1" draw:end-shape="id3" draw:end-glue-point="3" svg:d="M7190 758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Test Runner Text Reporting</loext:page-name></text:span></text:p>
          </draw:text-box>
        </draw:frame>
        <draw:custom-shape draw:style-name="gr6" draw:text-style-name="P6" xml:id="id14" draw:id="id14" draw:layer="layout" svg:width="4.445cm" svg:height="1.27cm" svg:x="14.811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508cm" svg:y1="9.204cm" svg:x2="14.811cm" svg:y2="9.255cm" draw:start-shape="id4" draw:start-glue-point="1" draw:end-shape="id14" draw:end-glue-point="6" svg:d="M7508 9204l7303 51" svg:viewBox="0 0 7304 52">
          <text:p/>
        </draw:connector>
      </draw:page>
      <draw:page draw:name="Test Runnner and Profile Storage" draw:style-name="dp1" draw:master-page-name="Default">
        <draw:custom-shape draw:style-name="gr10" draw:text-style-name="P2" draw:layer="layout" svg:width="13.018cm" svg:height="10.795cm" svg:x="5.85cm" svg:y="8.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3.425cm" svg:height="2.223cm" svg:x="1.703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3.968cm" svg:height="0.803cm" draw:transform="skewX (-0.00628318530717958) rotate (-0.00628318530718033) translate (1.953cm 5.28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6.102cm" svg:x2="6.557cm" svg:y2="15.336cm" draw:start-shape="id15" draw:start-glue-point="2" draw:end-shape="id16" svg:d="M3937 6102l2620 9234" svg:viewBox="0 0 2621 9235">
          <text:p/>
        </draw:connector>
        <draw:custom-shape draw:style-name="gr3" draw:text-style-name="P3" xml:id="id16" draw:id="id16" draw:layer="layout" svg:width="3.968cm" svg:height="0.803cm" draw:transform="skewX (-0.00628318530717958) rotate (-0.00628318530718033) translate (6.557cm 14.935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6.102cm" svg:x2="3.301cm" svg:y2="18.03cm" draw:start-shape="id15" draw:start-glue-point="2" draw:end-shape="id17" draw:end-glue-point="0" svg:d="M3937 6102l-636 11928" svg:viewBox="0 0 637 11929">
          <text:p/>
        </draw:connector>
        <draw:custom-shape draw:style-name="gr3" draw:text-style-name="P3" xml:id="id22" draw:id="id22" draw:layer="layout" svg:width="3.968cm" svg:height="0.803cm" draw:transform="skewX (-0.00628318530717958) rotate (-0.00628318530718033) translate (7.33cm 11.702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3.336cm" svg:height="4.763cm" svg:x="6.079cm" svg:y="20.208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6.557cm 18.1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7" draw:id="id17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3.968cm" svg:height="0.803cm" draw:transform="skewX (-0.00628318530717958) rotate (-0.00628318530718033) translate (13.858cm 21.79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10.206cm 22.70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6.873cm 23.71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858cm" svg:y2="22.197cm" draw:start-shape="id17" draw:start-glue-point="2" draw:end-shape="id18" draw:end-glue-point="3" svg:d="M3301 18833l10557 3364" svg:viewBox="0 0 10558 3365">
          <text:p/>
        </draw:connector>
        <draw:connector draw:style-name="gr4" draw:text-style-name="P4" draw:layer="layout" draw:type="line" svg:x1="3.301cm" svg:y1="18.833cm" svg:x2="10.206cm" svg:y2="23.104cm" draw:start-shape="id17" draw:start-glue-point="2" draw:end-shape="id19" draw:end-glue-point="3" svg:d="M3301 18833l6905 4271" svg:viewBox="0 0 6906 4272">
          <text:p/>
        </draw:connector>
        <draw:connector draw:style-name="gr4" draw:text-style-name="P4" draw:layer="layout" draw:type="line" svg:x1="3.301cm" svg:y1="18.833cm" svg:x2="6.873cm" svg:y2="24.115cm" draw:start-shape="id17" draw:start-glue-point="2" draw:end-shape="id20" draw:end-glue-point="3" svg:d="M3301 18833l3572 5282" svg:viewBox="0 0 3573 5283">
          <text:p/>
        </draw:connector>
        <draw:connector draw:style-name="gr4" draw:text-style-name="P4" draw:layer="layout" draw:type="line" svg:x1="15.842cm" svg:y1="21.808cm" svg:x2="8.541cm" svg:y2="18.925cm" draw:start-shape="id18" draw:start-glue-point="0" draw:end-shape="id21" draw:end-glue-point="2" svg:d="M15842 21808l-7301-2883" svg:viewBox="0 0 7302 2884">
          <text:p/>
        </draw:connector>
        <draw:connector draw:style-name="gr4" draw:text-style-name="P4" draw:layer="layout" draw:type="line" svg:x1="12.19cm" svg:y1="22.715cm" svg:x2="8.541cm" svg:y2="18.925cm" draw:start-shape="id19" draw:start-glue-point="0" draw:end-shape="id21" draw:end-glue-point="2" svg:d="M12190 22715l-3649-3790" svg:viewBox="0 0 3650 3791">
          <text:p/>
        </draw:connector>
        <draw:connector draw:style-name="gr4" draw:text-style-name="P4" draw:layer="layout" draw:type="line" svg:x1="8.857cm" svg:y1="23.726cm" svg:x2="8.541cm" svg:y2="18.925cm" draw:start-shape="id20" draw:start-glue-point="0" draw:end-shape="id21" draw:end-glue-point="2" svg:d="M8857 23726l-316-4801" svg:viewBox="0 0 317 4802">
          <text:p/>
        </draw:connector>
        <draw:connector draw:style-name="gr4" draw:text-style-name="P4" draw:layer="layout" draw:type="line" svg:x1="3.937cm" svg:y1="6.102cm" svg:x2="7.33cm" svg:y2="12.103cm" draw:start-shape="id15" draw:start-glue-point="2" draw:end-shape="id22" draw:end-glue-point="3" svg:d="M3937 6102l3393 6001" svg:viewBox="0 0 3394 6002">
          <text:p/>
        </draw:connector>
        <draw:custom-shape draw:style-name="gr3" draw:text-style-name="P3" xml:id="id23" draw:id="id23" draw:layer="layout" svg:width="3.968cm" svg:height="0.803cm" draw:transform="skewX (-0.00628318530717958) rotate (-0.00628318530718033) translate (9.097cm 17.192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842cm" svg:y1="21.808cm" svg:x2="11.081cm" svg:y2="18.007cm" draw:start-shape="id18" draw:start-glue-point="0" draw:end-shape="id23" draw:end-glue-point="2" svg:d="M15842 21808l-4761-3801" svg:viewBox="0 0 4762 3802">
          <text:p/>
        </draw:connector>
        <draw:connector draw:style-name="gr4" draw:text-style-name="P4" draw:layer="layout" draw:type="line" svg:x1="12.19cm" svg:y1="22.715cm" svg:x2="11.081cm" svg:y2="18.007cm" draw:start-shape="id19" draw:start-glue-point="0" draw:end-shape="id23" draw:end-glue-point="2" svg:d="M12190 22715l-1109-4708" svg:viewBox="0 0 1110 4709">
          <text:p/>
        </draw:connector>
        <draw:connector draw:style-name="gr4" draw:text-style-name="P4" draw:layer="layout" draw:type="line" svg:x1="8.857cm" svg:y1="23.726cm" svg:x2="11.081cm" svg:y2="18.007cm" draw:start-shape="id20" draw:start-glue-point="0" draw:end-shape="id23" draw:end-glue-point="2" svg:d="M8857 23726l2224-5719" svg:viewBox="0 0 2225 5720">
          <text:p/>
        </draw:connector>
        <draw:custom-shape draw:style-name="gr6" draw:text-style-name="P6" xml:id="id24" draw:id="id24" draw:layer="layout" svg:width="4.445cm" svg:height="1.27cm" svg:x="15.058cm" svg:y="17.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25cm" svg:y1="15.361cm" svg:x2="15.058cm" svg:y2="18.145cm" draw:start-shape="id16" draw:end-shape="id24" draw:end-glue-point="6" svg:d="M10525 15361l4533 2784" svg:viewBox="0 0 4534 2785">
          <text:p/>
        </draw:connector>
        <draw:custom-shape draw:style-name="gr6" draw:text-style-name="P6" xml:id="id25" draw:id="id25" draw:layer="layout" svg:width="4.445cm" svg:height="1.27cm" svg:x="15.056cm" svg:y="16.2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25cm" svg:y1="15.361cm" svg:x2="15.056cm" svg:y2="16.875cm" draw:start-shape="id16" draw:start-glue-point="1" draw:end-shape="id25" draw:end-glue-point="6" svg:d="M10525 15361l4531 1514" svg:viewBox="0 0 4532 1515">
          <text:p/>
        </draw:connector>
        <draw:custom-shape draw:style-name="gr6" draw:text-style-name="P6" xml:id="id26" draw:id="id26" draw:layer="layout" svg:width="4.445cm" svg:height="1.27cm" svg:x="15.056cm" svg:y="14.97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25cm" svg:y1="15.361cm" svg:x2="15.056cm" svg:y2="15.605cm" draw:start-shape="id16" draw:start-glue-point="1" draw:end-shape="id26" draw:end-glue-point="6" svg:d="M10525 15361l4531 244" svg:viewBox="0 0 4532 245">
          <text:p/>
        </draw:connector>
        <draw:custom-shape draw:style-name="gr6" draw:text-style-name="P6" xml:id="id27" draw:id="id27" draw:layer="layout" svg:width="4.445cm" svg:height="1.27cm" svg:x="15.038cm" svg:y="13.7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25cm" svg:y1="15.361cm" svg:x2="15.038cm" svg:y2="14.335cm" draw:start-shape="id16" draw:start-glue-point="1" draw:end-shape="id27" draw:end-glue-point="6" svg:d="M10525 15361l4513-1026" svg:viewBox="0 0 4514 1027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Test Runner Text Reporting</loext:page-name></text:span></text:p>
          </draw:text-box>
        </draw:frame>
        <draw:custom-shape draw:style-name="gr6" draw:text-style-name="P6" xml:id="id28" draw:id="id28" draw:layer="layout" svg:width="4.445cm" svg:height="1.27cm" svg:x="11.16cm" svg:y="4.81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921cm" svg:y1="5.713cm" svg:x2="11.16cm" svg:y2="5.445cm" draw:start-shape="id15" draw:start-glue-point="1" draw:end-shape="id28" draw:end-glue-point="6" svg:d="M5921 5713l5239-268" svg:viewBox="0 0 5240 269">
          <text:p/>
        </draw:connector>
        <draw:connector draw:style-name="gr4" draw:text-style-name="P4" draw:layer="layout" draw:type="line" svg:x1="9.314cm" svg:y1="12.517cm" svg:x2="9.017cm" svg:y2="13.071cm" draw:start-shape="id22" draw:end-shape="id29" draw:end-glue-point="0" svg:d="M9314 12517l-297 554" svg:viewBox="0 0 298 555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033cm 13.059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30" draw:id="id30" draw:layer="layout" svg:width="3.332cm" svg:height="0.793cm" svg:x="14.652cm" svg:y="12.663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001cm" svg:y1="13.485cm" svg:x2="14.652cm" svg:y2="13.059cm" draw:start-shape="id29" draw:start-glue-point="1" draw:end-shape="id30" svg:d="M11001 13485l3651-426" svg:viewBox="0 0 3652 427">
          <text:p/>
        </draw:connector>
        <draw:connector draw:style-name="gr4" draw:text-style-name="P4" draw:layer="layout" draw:type="line" svg:x1="10.525cm" svg:y1="15.361cm" svg:x2="14.652cm" svg:y2="13.059cm" draw:start-shape="id16" draw:start-glue-point="1" draw:end-shape="id30" draw:end-glue-point="3" svg:d="M10525 15361l4127-2302" svg:viewBox="0 0 4128 2303">
          <text:p/>
        </draw:connector>
        <draw:connector draw:style-name="gr4" draw:text-style-name="P4" draw:layer="layout" draw:type="line" svg:x1="11.298cm" svg:y1="12.128cm" svg:x2="14.652cm" svg:y2="13.059cm" draw:start-shape="id22" draw:start-glue-point="1" draw:end-shape="id30" draw:end-glue-point="3" svg:d="M11298 12128l3354 931" svg:viewBox="0 0 3355 932">
          <text:p/>
        </draw:connector>
        <draw:connector draw:style-name="gr4" draw:text-style-name="P4" draw:layer="layout" draw:type="line" svg:x1="9.314cm" svg:y1="11.714cm" svg:x2="9.176cm" svg:y2="11.022cm" draw:start-shape="id22" draw:start-glue-point="0" draw:end-shape="id31" draw:end-glue-point="2" svg:d="M9314 11714l-138-692" svg:viewBox="0 0 139 693">
          <text:p/>
        </draw:connector>
        <draw:custom-shape draw:style-name="gr3" draw:text-style-name="P3" xml:id="id31" draw:id="id31" draw:layer="layout" svg:width="3.968cm" svg:height="0.803cm" draw:transform="skewX (-0.00628318530717958) rotate (-0.00628318530718033) translate (7.192cm 10.207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16cm" svg:y1="10.633cm" svg:x2="14.652cm" svg:y2="13.059cm" draw:start-shape="id31" draw:start-glue-point="1" draw:end-shape="id30" draw:end-glue-point="3" svg:d="M11160 10633l3492 2426" svg:viewBox="0 0 3493 2427">
          <text:p/>
        </draw:connector>
      </draw:page>
      <draw:page draw:name="Ad-Hoc Text Reporting" draw:style-name="dp1" draw:master-page-name="Default">
        <draw:custom-shape draw:style-name="gr14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2" draw:id="id32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3" draw:id="id33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32" draw:start-glue-point="2" draw:end-shape="id33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32" draw:start-glue-point="2" draw:end-shape="id34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32" draw:start-glue-point="2" draw:end-shape="id35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33" draw:start-glue-point="0" draw:end-shape="id36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34" draw:start-glue-point="0" draw:end-shape="id36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35" draw:start-glue-point="0" draw:end-shape="id36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36" draw:start-glue-point="0" draw:end-shape="id37" draw:end-glue-point="2" svg:d="M11081 14154l-2621-3571" svg:viewBox="0 0 2622 3572">
          <text:p/>
        </draw:connector>
        <draw:custom-shape draw:style-name="gr17" draw:text-style-name="P3" xml:id="id37" draw:id="id37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8" draw:id="id38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37" draw:start-glue-point="3" draw:end-shape="id38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Test Runner Text Reporting</loext:page-name></text:span></text:p>
          </draw:text-box>
        </draw:frame>
      </draw:page>
      <draw:page draw:name="Test Runner Text Reporting" draw:style-name="dp1" draw:master-page-name="Default">
        <draw:custom-shape draw:style-name="gr18" draw:text-style-name="P8" draw:layer="layout" svg:width="5.78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6" draw:id="id46" draw:layer="layout" svg:width="4.445cm" svg:height="1.27cm" svg:x="14.97cm" svg:y="8.71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4.996cm" svg:y="7.441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7" draw:id="id47" draw:layer="layout" svg:width="4.445cm" svg:height="1.27cm" svg:x="15.004cm" svg:y="11.318cm">
          <text:p text:style-name="P1"><text:span text:style-name="T3">WT_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3" draw:id="id43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9" draw:id="id39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0" draw:id="id40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1" draw:id="id41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2" draw:id="id42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39" draw:start-glue-point="2" draw:end-shape="id40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39" draw:start-glue-point="2" draw:end-shape="id41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39" draw:start-glue-point="2" draw:end-shape="id42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40" draw:start-glue-point="0" draw:end-shape="id43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41" draw:start-glue-point="0" draw:end-shape="id43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42" draw:start-glue-point="0" draw:end-shape="id43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222cm" svg:y2="10.581cm" draw:start-shape="id43" draw:start-glue-point="0" draw:end-shape="id44" draw:end-glue-point="2" svg:d="M11081 14154l-2859-3573" svg:viewBox="0 0 2860 3574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6.238cm 9.76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10.192cm" svg:x2="14.996cm" svg:y2="8.076cm" draw:start-shape="id44" draw:start-glue-point="1" draw:end-shape="id45" draw:end-glue-point="6" svg:d="M10206 10192l4790-2116" svg:viewBox="0 0 4791 2117">
          <text:p/>
        </draw:connector>
        <draw:connector draw:style-name="gr4" draw:text-style-name="P4" draw:layer="layout" draw:type="line" svg:x1="10.206cm" svg:y1="10.192cm" svg:x2="14.97cm" svg:y2="9.346cm" draw:start-shape="id44" draw:start-glue-point="1" draw:end-shape="id46" draw:end-glue-point="6" svg:d="M10206 10192l4764-846" svg:viewBox="0 0 4765 847">
          <text:p/>
        </draw:connector>
        <draw:connector draw:style-name="gr4" draw:text-style-name="P4" draw:layer="layout" draw:type="line" svg:x1="10.206cm" svg:y1="10.192cm" svg:x2="15.004cm" svg:y2="11.953cm" draw:start-shape="id44" draw:start-glue-point="1" draw:end-shape="id47" draw:end-glue-point="6" svg:d="M10206 10192l4798 1761" svg:viewBox="0 0 4799 1762">
          <text:p/>
        </draw:connector>
        <draw:custom-shape draw:style-name="gr3" draw:text-style-name="P3" xml:id="id48" draw:id="id48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44" draw:start-glue-point="3" draw:end-shape="id48" draw:end-glue-point="2" svg:d="M6238 10167l-2302-2094" svg:viewBox="0 0 2303 2095">
          <text:p/>
        </draw:connector>
        <draw:custom-shape draw:style-name="gr6" draw:text-style-name="P6" xml:id="id49" draw:id="id49" draw:layer="layout" svg:width="4.445cm" svg:height="1.27cm" svg:x="14.97cm" svg:y="9.9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10.192cm" svg:x2="14.97cm" svg:y2="10.616cm" draw:start-shape="id44" draw:start-glue-point="1" draw:end-shape="id49" draw:end-glue-point="6" svg:d="M10206 10192l4764 424" svg:viewBox="0 0 4765 42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Test Runner Text Reporting</loext:page-name></text:span></text:p>
          </draw:text-box>
        </draw:frame>
        <draw:connector draw:style-name="gr4" draw:text-style-name="P4" draw:layer="layout" draw:type="line" svg:x1="15.993cm" svg:y1="5.127cm" svg:x2="15.843cm" svg:y2="3.092cm" draw:end-shape="id50" draw:end-glue-point="2" svg:d="M15993 5127l-150-2035" svg:viewBox="0 0 151 2036">
          <text:p/>
        </draw:connector>
        <draw:custom-shape draw:style-name="gr3" draw:text-style-name="P3" xml:id="id50" draw:id="id50" draw:layer="layout" svg:width="3.968cm" svg:height="0.803cm" draw:transform="skewX (-0.00628318530717958) rotate (-0.00628318530718033) translate (13.859cm 2.277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859cm" svg:y1="2.678cm" svg:x2="12.635cm" svg:y2="2.719cm" draw:start-shape="id50" svg:d="M13859 2678l-1224 41" svg:viewBox="0 0 1225 42">
          <text:p/>
        </draw:connector>
      </draw:page>
      <draw:page draw:name="Clear Test Runs, Results, and Profiles" draw:style-name="dp1" draw:master-page-name="Default"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Test Runner Text Reporting</loext:pag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1-22">1/22/18</text:date></text:span><text:span text:style-name="MT1"> <text:s text:c="3"/>Page </text:span><text:span text:style-name="MT1"><text:page-number>4</text:page-number></text:span><text:span text:style-name="MT1"> of </text:span><text:span text:style-name="MT1"><text:page-count>5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9</meta:editing-cycles>
    <meta:editing-duration>P1DT14H27M9S</meta:editing-duration>
    <dc:date>2018-01-22T06:27:43.617000000</dc:date>
    <meta:generator>LibreOffice/5.3.6.1$Windows_X86_64 LibreOffice_project/686f202eff87ef707079aeb7f485847613344eb7</meta:generator>
    <meta:document-statistic meta:object-count="132"/>
  </office:meta>
</office:document-meta>
</file>